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2">
      <style:paragraph-properties fo:margin-top="0cm" fo:margin-bottom="0.847cm" style:contextual-spacing="false" fo:text-align="justify" style:justify-single-word="false"/>
    </style:style>
    <style:style style:name="P3" style:family="paragraph" style:parent-style-name="Standard" style:list-style-name="WWNum2">
      <style:paragraph-properties fo:margin-top="0cm" fo:margin-bottom="0.847cm" style:contextual-spacing="false" fo:text-align="justify" style:justify-single-word="false"/>
      <style:text-properties officeooo:paragraph-rsid="001fba35"/>
    </style:style>
    <style:style style:name="P4" style:family="paragraph" style:parent-style-name="Standard">
      <style:paragraph-properties fo:margin-top="0cm" fo:margin-bottom="0.847cm" style:contextual-spacing="false" fo:text-align="justify" style:justify-single-word="false"/>
      <style:text-properties officeooo:paragraph-rsid="001fba35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6" style:family="paragraph" style:parent-style-name="Standard">
      <style:paragraph-properties fo:margin-top="0cm" fo:margin-bottom="0.847cm" style:contextual-spacing="false" fo:text-align="justify" style:justify-single-word="false"/>
      <style:text-properties style:font-name="Arial" officeooo:rsid="001fba35" officeooo:paragraph-rsid="001fba35" style:font-name-complex="Arial1"/>
    </style:style>
    <style:style style:name="P7" style:family="paragraph" style:parent-style-name="Table_20_Contents">
      <style:text-properties officeooo:rsid="001fba35" officeooo:paragraph-rsid="001fba35"/>
    </style:style>
    <style:style style:name="P8" style:family="paragraph" style:parent-style-name="Title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fba35" style:font-name-complex="Arial1"/>
    </style:style>
    <style:style style:name="T3" style:family="text">
      <style:text-properties style:text-position="sub 58%" style:font-name="Arial" style:font-name-complex="Arial1"/>
    </style:style>
    <style:style style:name="T4" style:family="text">
      <style:text-properties officeooo:rsid="001fba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ræningsopgaver – afstemning af reaktionsskemaer</text:span><text:span text:style-name="T1"/></text:p>
      <text:h text:style-name="Heading_20_1" text:outline-level="1"><text:span text:style-name="T1">Opgave 1</text:span><text:span text:style-name="T1"/></text:h>
      <text:p text:style-name="P1"><text:span text:style-name="T1">Afstem selv følgende reaktionsskemaer:</text:span><text:span text:style-name="T1"/></text:p>
      <text:p text:style-name="P5"/>
      <text:list text:style-name="WWNum2">
        <text:list-item>
          <text:p text:style-name="P3"><text:span text:style-name="T1">C <text:s text:c="4"/>+ <text:s text:c="4"/>O</text:span><text:span text:style-name="T3">2</text:span><text:span text:style-name="T1"> <text:s text:c="4"/>→ <text:s text:c="4"/>CO</text:span><text:span text:style-name="T1"/></text:p>
          <text:list>
            <text:list-item>
              <text:p text:style-name="P3"><text:span text:style-name="T2">2</text:span><text:span text:style-name="T1">C <text:s text:c="4"/>+ <text:s text:c="4"/>O</text:span><text:span text:style-name="T3">2</text:span><text:span text:style-name="T1"> <text:s text:c="4"/>→ <text:s text:c="4"/></text:span><text:span text:style-name="T2">2</text:span><text:span text:style-name="T1">CO</text:span><text:span text:style-name="T1"/></text:p>
            </text:list-item>
          </text:list>
        </text:list-item>
        <text:list-item>
          <text:p text:style-name="P3"><text:span text:style-name="T1">C <text:s text:c="4"/>+ <text:s text:c="4"/>O</text:span><text:span text:style-name="T3">2</text:span><text:span text:style-name="T1"> <text:s text:c="4"/>→ <text:s text:c="4"/>CO</text:span><text:span text:style-name="T3">2</text:span><text:span text:style-name="T1"/></text:p>
          <text:list>
            <text:list-item>
              <text:p text:style-name="P3"><text:span text:style-name="T1">C <text:s text:c="4"/>+ <text:s text:c="4"/>O</text:span><text:span text:style-name="T3">2</text:span><text:span text:style-name="T1"> <text:s text:c="4"/>→ <text:s text:c="4"/>CO</text:span><text:span text:style-name="T3">2</text:span><text:span text:style-name="T1"/></text:p>
            </text:list-item>
          </text:list>
        </text:list-item>
        <text:list-item>
          <text:p text:style-name="P2"><text:span text:style-name="T1">CH</text:span><text:span text:style-name="T3">4</text:span><text:span text:style-name="T1"> <text:s text:c="4"/>+ <text:s text:c="4"/>H</text:span><text:span text:style-name="T3">2</text:span><text:span text:style-name="T1">O <text:s text:c="4"/>→ <text:s text:c="4"/>CO <text:s text:c="4"/>+ <text:s text:c="4"/>H</text:span><text:span text:style-name="T3">2</text:span><text:span text:style-name="T1"/></text:p>
          <text:list>
            <text:list-item>
              <text:p text:style-name="P3"><text:span text:style-name="T1">CH</text:span><text:span text:style-name="T3">4</text:span><text:span text:style-name="T1"> <text:s text:c="4"/>+ <text:s text:c="4"/>H</text:span><text:span text:style-name="T3">2</text:span><text:span text:style-name="T1">O <text:s text:c="4"/>→ <text:s text:c="4"/>CO <text:s text:c="4"/>+ <text:s text:c="4"/></text:span><text:span text:style-name="T2">6</text:span><text:span text:style-name="T1">H</text:span><text:span text:style-name="T3">2</text:span><text:span text:style-name="T1"/></text:p>
            </text:list-item>
          </text:list>
        </text:list-item>
        <text:list-item>
          <text:p text:style-name="P2"><text:span text:style-name="T1">CO <text:s text:c="4"/>+ <text:s text:c="4"/>H</text:span><text:span text:style-name="T3">2</text:span><text:span text:style-name="T1">O <text:s text:c="4"/>→ <text:s text:c="4"/>CO</text:span><text:span text:style-name="T3">2</text:span><text:span text:style-name="T1"> <text:s text:c="4"/>+ <text:s text:c="4"/>H</text:span><text:span text:style-name="T3">2</text:span><text:span text:style-name="T1"/></text:p>
          <text:list>
            <text:list-item>
              <text:p text:style-name="P3"><text:span text:style-name="T1">CO <text:s text:c="4"/>+ <text:s text:c="4"/>H</text:span><text:span text:style-name="T3">2</text:span><text:span text:style-name="T1">O <text:s text:c="4"/>→ <text:s text:c="4"/>CO</text:span><text:span text:style-name="T3">2</text:span><text:span text:style-name="T1"> <text:s text:c="4"/>+ <text:s text:c="4"/>H</text:span><text:span text:style-name="T3">2</text:span><text:span text:style-name="T1"/></text:p>
            </text:list-item>
          </text:list>
        </text:list-item>
        <text:list-item>
          <text:p text:style-name="P2"><text:span text:style-name="T1">H</text:span><text:span text:style-name="T3">2</text:span><text:span text:style-name="T1"> <text:s text:c="4"/>+ <text:s text:c="4"/>N</text:span><text:span text:style-name="T3">2</text:span><text:span text:style-name="T1"> <text:s text:c="4"/>→ <text:s text:c="5"/>NH</text:span><text:span text:style-name="T3">3</text:span><text:span text:style-name="T1"/></text:p>
          <text:list>
            <text:list-item>
              <text:p text:style-name="P3"><text:span text:style-name="T2">3</text:span><text:span text:style-name="T1">H</text:span><text:span text:style-name="T3">2</text:span><text:span text:style-name="T1"> <text:s text:c="4"/>+ <text:s text:c="4"/>N</text:span><text:span text:style-name="T3">2</text:span><text:span text:style-name="T1"> <text:s text:c="4"/>→ <text:s text:c="5"/></text:span><text:span text:style-name="T2">2</text:span><text:span text:style-name="T1">NH</text:span><text:span text:style-name="T3">3</text:span><text:span text:style-name="T1"/></text:p>
            </text:list-item>
          </text:list>
        </text:list-item>
        <text:list-item>
          <text:p text:style-name="P3"><text:span text:style-name="T1">NH</text:span><text:span text:style-name="T3">3</text:span><text:span text:style-name="T1"> <text:s text:c="4"/>+ <text:s text:c="4"/>O</text:span><text:span text:style-name="T3">2</text:span><text:span text:style-name="T1"> <text:s text:c="4"/>→ <text:s text:c="4"/>NO <text:s text:c="4"/>+ <text:s text:c="4"/>H</text:span><text:span text:style-name="T3">2</text:span><text:span text:style-name="T1">O <text:s/></text:span><text:span text:style-name="T1"/></text:p>
          <text:list>
            <text:list-item>
              <text:p text:style-name="P3"><text:span text:style-name="T2">2</text:span><text:span text:style-name="T1">NH</text:span><text:span text:style-name="T3">3</text:span><text:span text:style-name="T1"> <text:s text:c="4"/>+ <text:s text:c="4"/>O</text:span><text:span text:style-name="T3">2</text:span><text:span text:style-name="T1"> <text:s text:c="4"/>→ <text:s text:c="4"/>NO <text:s text:c="4"/>+ <text:s text:c="3"/></text:span><text:span text:style-name="T2">3</text:span><text:span text:style-name="T1"> H</text:span><text:span text:style-name="T3">2</text:span><text:span text:style-name="T1">O <text:s/></text:span><text:span text:style-name="T1"/></text:p>
            </text:list-item>
          </text:list>
        </text:list-item>
        <text:list-item>
          <text:p text:style-name="P3"><text:span text:style-name="T1">C</text:span><text:span text:style-name="T3">7</text:span><text:span text:style-name="T1">H</text:span><text:span text:style-name="T3">16</text:span><text:span text:style-name="T1"> <text:s text:c="4"/>+ <text:s text:c="4"/>O</text:span><text:span text:style-name="T3">2</text:span><text:span text:style-name="T1"> <text:s text:c="4"/>→ <text:s text:c="4"/>CO</text:span><text:span text:style-name="T3">2</text:span><text:span text:style-name="T1"> <text:s text:c="4"/>+ <text:s text:c="4"/>H</text:span><text:span text:style-name="T3">2</text:span><text:span text:style-name="T1">O</text:span><text:span text:style-name="T1"/></text:p>
          <text:list>
            <text:list-item>
              <text:p text:style-name="P3"><text:span text:style-name="T1">C</text:span><text:span text:style-name="T3">7</text:span><text:span text:style-name="T1">H</text:span><text:span text:style-name="T3">16</text:span><text:span text:style-name="T1"> <text:s text:c="4"/>+ <text:s text:c="4"/></text:span><text:span text:style-name="T2">11</text:span><text:span text:style-name="T1">O</text:span><text:span text:style-name="T3">2</text:span><text:span text:style-name="T1"> <text:s text:c="4"/>→ <text:s text:c="4"/></text:span><text:span text:style-name="T2">7</text:span><text:span text:style-name="T1">CO</text:span><text:span text:style-name="T3">2</text:span><text:span text:style-name="T1"> <text:s text:c="4"/>+ <text:s text:c="4"/></text:span><text:span text:style-name="T2">8</text:span><text:span text:style-name="T1">H</text:span><text:span text:style-name="T3">2</text:span><text:span text:style-name="T1">O</text:span><text:span text:style-name="T1"/></text:p>
            </text:list-item>
          </text:list>
        </text:list-item>
        <text:list-item>
          <text:p text:style-name="P3"><text:span text:style-name="T1">C</text:span><text:span text:style-name="T3">6</text:span><text:span text:style-name="T1">H</text:span><text:span text:style-name="T3">14</text:span><text:span text:style-name="T1"> <text:s text:c="4"/>+ <text:s text:c="4"/>O</text:span><text:span text:style-name="T3">2</text:span><text:span text:style-name="T1"> <text:s text:c="4"/>→ <text:s text:c="4"/>CO</text:span><text:span text:style-name="T3">2</text:span><text:span text:style-name="T1"> <text:s text:c="4"/>+ <text:s text:c="4"/>H</text:span><text:span text:style-name="T3">2</text:span><text:span text:style-name="T1">O</text:span><text:span text:style-name="T1"/></text:p>
          <text:list>
            <text:list-item>
              <text:p text:style-name="P3"><text:span text:style-name="T2">2</text:span><text:span text:style-name="T1">C</text:span><text:span text:style-name="T3">6</text:span><text:span text:style-name="T1">H</text:span><text:span text:style-name="T3">14</text:span><text:span text:style-name="T1"> <text:s text:c="4"/>+ <text:s text:c="4"/></text:span><text:span text:style-name="T2">19</text:span><text:span text:style-name="T1">O</text:span><text:span text:style-name="T3">2</text:span><text:span text:style-name="T1"> <text:s text:c="4"/>→ <text:s text:c="4"/></text:span><text:span text:style-name="T2">12</text:span><text:span text:style-name="T1">CO</text:span><text:span text:style-name="T3">2</text:span><text:span text:style-name="T1"> <text:s text:c="4"/>+ <text:s text:c="4"/></text:span><text:span text:style-name="T2">14</text:span><text:span text:style-name="T1">H</text:span><text:span text:style-name="T3">2</text:span><text:span text:style-name="T1">O</text:span><text:span text:style-name="T1"/></text:p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da" fo:country="DK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Times New Roman" fo:font-size="10pt" fo:language="da" fo:country="DK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/>
      <style:text-properties style:font-name="Cambria" fo:font-family="Cambria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el_20_Tegn" style:display-name="Titel Tegn" style:family="text" style:parent-style-name="Default_20_Paragraph_20_Font" loext:linked-style-name="Title">
      <style:text-properties style:font-name="Cambria" fo:font-family="Cambria" style:font-family-generic="swiss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Overskrift_20_1_20_Tegn" style:display-name="Overskrift 1 Tegn" style:family="text" style:parent-style-name="Default_20_Paragraph_20_Font" loext:linked-style-name="Heading_20_1">
      <style:text-properties fo:color="#365f91" loext:opacity="100%" style:font-name="Cambria" fo:font-family="Cambria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idehoved_20_Tegn" style:display-name="Sidehoved Tegn" style:family="text" style:parent-style-name="Default_20_Paragraph_20_Font" loext:linked-style-name="Header">
      <style:text-properties fo:font-size="12pt" style:font-size-asian="12pt" style:font-size-complex="12pt"/>
    </style:style>
    <style:style style:name="Sidefod_20_Tegn" style:display-name="Sidefod Tegn" style:family="text" style:parent-style-name="Default_20_Paragraph_20_Font" loext:linked-style-name="Footer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Kemi C<text:tab/>Tema: Kemisk mængdeberegning<text:tab/>20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V</dc:title>
    <meta:initial-creator>HC</meta:initial-creator>
    <meta:editing-cycles>3</meta:editing-cycles>
    <meta:print-date>2015-08-20T20:45:00</meta:print-date>
    <meta:creation-date>2023-03-21T11:43:00</meta:creation-date>
    <dc:date>2023-03-22T08:46:33.608182698</dc:date>
    <meta:editing-duration>PT27M16S</meta:editing-duration>
    <meta:generator>LibreOffice/7.5.1.2$Linux_X86_64 LibreOffice_project/50$Build-2</meta:generator>
    <meta:document-statistic meta:table-count="0" meta:image-count="0" meta:object-count="0" meta:page-count="2" meta:paragraph-count="20" meta:word-count="133" meta:character-count="800" meta:non-whitespace-character-count="361"/>
    <meta:user-defined meta:name="AppVersion">16.0000</meta:user-defined>
    <meta:user-defined meta:name="Company">ITC</meta:user-defined>
    <meta:template xlink:type="simple" xlink:actuate="onRequest" xlink:title="Normal" xlink:href=""/>
  </office:meta>
</office:document-meta>
</file>